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3pt" officeooo:rsid="000b0c8e" officeooo:paragraph-rsid="000b0c8e" style:font-size-asian="13pt" style:font-size-complex="13pt"/>
    </style:style>
    <style:style style:name="P2" style:family="paragraph" style:parent-style-name="Standard">
      <style:paragraph-properties fo:text-align="start" style:justify-single-word="false"/>
      <style:text-properties style:font-name="Liberation Sans" fo:font-size="10pt" officeooo:rsid="000b0c8e" officeooo:paragraph-rsid="000b0c8e" style:font-size-asian="10pt" style:font-size-complex="10pt"/>
    </style:style>
    <style:style style:name="P3" style:family="paragraph" style:parent-style-name="Standard">
      <style:paragraph-properties fo:text-align="start" style:justify-single-word="false"/>
      <style:text-properties style:font-name="Liberation Sans" fo:font-size="10pt" fo:font-weight="bold" officeooo:rsid="000c4ed6" officeooo:paragraph-rsid="000c4ed6"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Liberation Sans" fo:font-size="10pt" fo:font-weight="bold" officeooo:rsid="000daf2f" officeooo:paragraph-rsid="000daf2f"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Liberation Sans" fo:font-size="10pt" fo:font-weight="bold" officeooo:rsid="000f5dc6" officeooo:paragraph-rsid="000f5dc6"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Liberation Sans" fo:font-size="10pt" fo:font-weight="bold" officeooo:rsid="000f9bcd" officeooo:paragraph-rsid="000f9bc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Liberation Sans" fo:font-size="10pt" fo:font-weight="bold" officeooo:rsid="000f9bcd" officeooo:paragraph-rsid="001142d8"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Liberation Sans" fo:font-size="10pt" fo:font-weight="bold" officeooo:rsid="001142d8" officeooo:paragraph-rsid="001142d8"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Liberation Sans" fo:font-size="10pt" fo:font-weight="normal" officeooo:rsid="000c4ed6" officeooo:paragraph-rsid="000c4ed6"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Liberation Sans" fo:font-size="10pt" fo:font-weight="bold" officeooo:rsid="0011f4e8" officeooo:paragraph-rsid="0011f4e8" style:font-size-asian="10pt" style:font-weight-asian="bold" style:font-size-complex="10pt" style:font-weight-complex="bold"/>
    </style:style>
    <style:style style:name="P11" style:family="paragraph" style:parent-style-name="Standard" style:list-style-name="L1">
      <style:paragraph-properties fo:text-align="start" style:justify-single-word="false"/>
      <style:text-properties style:font-name="Liberation Sans" fo:font-size="10pt" fo:font-weight="normal" officeooo:rsid="000f5dc6" officeooo:paragraph-rsid="000f5dc6"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style:font-name="Liberation Sans" fo:font-size="10pt" fo:font-weight="normal" officeooo:rsid="000f5dc6" officeooo:paragraph-rsid="000f5dc6"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style:font-name="Liberation Sans" fo:font-size="10pt" fo:font-weight="normal" officeooo:rsid="001142d8" officeooo:paragraph-rsid="001142d8"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style:font-name="Liberation Sans" fo:font-size="10pt" fo:font-weight="normal" officeooo:rsid="00116ec0" officeooo:paragraph-rsid="00116ec0"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style:font-name="Liberation Sans" fo:font-size="10pt" fo:font-weight="normal" officeooo:rsid="000f9bcd" officeooo:paragraph-rsid="001142d8"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Liberation Sans" fo:font-size="10pt" fo:font-weight="normal" officeooo:rsid="0013753a" officeooo:paragraph-rsid="0011f4e8"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Liberation Sans" fo:font-size="10pt" fo:font-weight="normal" officeooo:rsid="0013753a" officeooo:paragraph-rsid="0013753a" style:font-size-asian="10pt" style:font-weight-asian="normal" style:font-size-complex="10pt" style:font-weight-complex="normal"/>
    </style:style>
    <style:style style:name="P18" style:family="paragraph" style:parent-style-name="Text_20_body">
      <style:text-properties fo:color="#1f497d"/>
    </style:style>
    <style:style style:name="P19" style:family="paragraph" style:parent-style-name="Text_20_body">
      <style:text-properties fo:color="#1f497d" style:font-name="Calibri" fo:font-size="11pt"/>
    </style:style>
    <style:style style:name="P20" style:family="paragraph" style:parent-style-name="Text_20_body">
      <style:text-properties fo:color="#1f497d" officeooo:paragraph-rsid="0013c95d"/>
    </style:style>
    <style:style style:name="P21" style:family="paragraph" style:parent-style-name="Text_20_body">
      <style:text-properties fo:color="#000000" style:font-name="Calibri" fo:font-size="11pt"/>
    </style:style>
    <style:style style:name="P22" style:family="paragraph" style:parent-style-name="Text_20_body">
      <style:text-properties fo:color="#000000" style:font-name="Calibri" fo:font-size="11pt" officeooo:rsid="0013c95d" officeooo:paragraph-rsid="0013c95d"/>
    </style:style>
    <style:style style:name="P23" style:family="paragraph" style:parent-style-name="Text_20_body">
      <style:text-properties style:font-name="Liberation Sans"/>
    </style:style>
    <style:style style:name="P24" style:family="paragraph" style:parent-style-name="Text_20_body">
      <style:paragraph-properties fo:text-align="start" style:justify-single-word="false"/>
      <style:text-properties officeooo:rsid="0013c95d" officeooo:paragraph-rsid="0013c95d"/>
    </style:style>
    <style:style style:name="T1" style:family="text">
      <style:text-properties fo:font-weight="normal" style:font-weight-asian="normal" style:font-weight-complex="normal"/>
    </style:style>
    <style:style style:name="T2" style:family="text">
      <style:text-properties fo:font-weight="normal" officeooo:rsid="000f5dc6" style:font-weight-asian="normal" style:font-weight-complex="normal"/>
    </style:style>
    <style:style style:name="T3" style:family="text">
      <style:text-properties fo:font-style="italic" fo:font-weight="normal" officeooo:rsid="000daf2f" style:font-style-asian="italic" style:font-weight-asian="normal" style:font-style-complex="italic" style:font-weight-complex="normal"/>
    </style:style>
    <style:style style:name="T4" style:family="text">
      <style:text-properties style:font-name="Calibri" fo:font-size="11pt"/>
    </style:style>
    <style:style style:name="T5" style:family="text">
      <style:text-properties fo:color="#000000" style:font-name="Calibri" fo:font-size="11pt"/>
    </style:style>
    <style:style style:name="T6" style:family="text">
      <style:text-properties fo:color="#000000" style:font-name="Calibri" fo:font-size="11pt" officeooo:rsid="0013c95d"/>
    </style:style>
    <style:style style:name="T7" style:family="text">
      <style:text-properties officeooo:rsid="0013c95d"/>
    </style:style>
    <style:style style:name="T8" style:family="text">
      <style:text-properties style:font-name="Liberation Sans" fo:font-size="10pt" fo:font-weight="normal" style:font-size-asian="10pt" style:font-weight-asian="normal" style:font-size-complex="10pt" style:font-weight-complex="normal"/>
    </style:style>
    <style:style style:name="T9" style:family="text">
      <style:text-properties style:font-name="Liberation Sans" fo:font-size="10pt" fo:font-weight="normal" officeooo:rsid="000f9bcd" style:font-size-asian="10pt" style:font-weight-asian="normal" style:font-size-complex="1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p Learning Concept Descriptions</text:p>
      <text:p text:style-name="P1"/>
      <text:p text:style-name="P1"/>
      <text:p text:style-name="P2">Rectifier Activation Function</text:p>
      <text:p text:style-name="P2"/>
      <text:p text:style-name="P2"/>
      <text:p text:style-name="P2">Sigmoid Activation Function</text:p>
      <text:p text:style-name="P2"/>
      <text:p text:style-name="P2"/>
      <text:p text:style-name="P2">Binary Crossentropy Loss Function</text:p>
      <text:p text:style-name="P2"/>
      <text:p text:style-name="P2"/>
      <text:p text:style-name="P2">Adam GD Optimizer Function</text:p>
      <text:p text:style-name="P2"/>
      <text:p text:style-name="P3">Theano</text:p>
      <text:p text:style-name="P3"><text:tab/><text:span text:style-name="T1">C’est une librairie </text:span><text:span text:style-name="T3">fondation</text:span><text:span text:style-name="T1"> python qui permet d’optimiser les opérations effectués en python, elle possède une syntaxe particulière. Cette librairie n’est pas conseillé pour les débutants et est donc embarqué par les frameworks les plus populaires comme Keras.</text:span></text:p>
      <text:p text:style-name="P9"/>
      <text:p text:style-name="P4">Tensorflow </text:p>
      <text:p text:style-name="P4"><text:tab/><text:span text:style-name="T1">C’est une libraire fondation python comme Theano, mais contrairement à Theano elle est utilisable pour la recherche, pour le développement, et pour les sytèmes de production. </text:span><text:span text:style-name="T2">Cette librairie est également embarqué par Keras.</text:span></text:p>
      <text:p text:style-name="P4"/>
      <text:p text:style-name="P5">Keras</text:p>
      <text:p text:style-name="P5"><text:tab/><text:span text:style-name="T1">C’est une librarie plus haut niveau qui utilise soit Theano, soit Tensorflow en backend, elle permet de créer des models plus simplements en </text:span></text:p>
      <text:list xml:id="list8190550706728013920" text:style-name="L1">
        <text:list-item>
          <text:p text:style-name="P11">rendant discrets les fonctionnalités sous jacentes, </text:p>
        </text:list-item>
        <text:list-item>
          <text:p text:style-name="P11">le model reste cependant hmodulable on peut ajouter, modifier et supprimer des élements du model.</text:p>
        </text:list-item>
        <text:list-item>
          <text:p text:style-name="P11">Il est également minimaliste et est entièrement écrit en Python</text:p>
        </text:list-item>
      </text:list>
      <text:p text:style-name="P12"/>
      <text:p text:style-name="P10">Caffe</text:p>
      <text:p text:style-name="P16"/>
      <text:p text:style-name="P17"/>
      <text:p text:style-name="P8">Scikit Learn</text:p>
      <text:p text:style-name="P8"><text:tab/><text:span text:style-name="T1">On peut très bien utiliser sklearn pour lancer le training du model créé au préalable par Keras</text:span></text:p>
      <text:p text:style-name="P13">On peut aussi sklearn pour évaluer le model, c’est beaucoup plus simplifier surtout lorsqu’on utilise le kfold cross validation où il faudra créer k model. Sans pour autant perdre en performance.</text:p>
      <text:p text:style-name="P14">On peut assui utiliser sklearn pour le GridSearchCV, qui va permettre de tester chaque combinaisons <text:s/><text:tab/>d’initialiseur,</text:p>
      <text:p text:style-name="P14"><text:tab/>d’optimiseur,</text:p>
      <text:p text:style-name="P14"><text:tab/>de nombre d’epoch, </text:p>
      <text:p text:style-name="P14"><text:tab/>et de batch size spécifiées</text:p>
      <text:p text:style-name="P12"/>
      <text:p text:style-name="P3">Réseau de neurones</text:p>
      <text:p text:style-name="P3"><text:tab/><text:span text:style-name="T1">Un réseau de neurones combine le système de Forward-Propagation et Back-Propagation, voir le document /ML Knownledges/ML- Supervised_Learning/Non Linear/Non Linear Algorithms Descriptions.odt</text:span></text:p>
      <text:p text:style-name="P9">à la partie Back-Propagation pour comprendre le fonctionnement.</text:p>
      <text:p text:style-name="P9">On verra plus les différentes Activation Function, Loss Function, Optimimize Function et les différents types de réseaux de neurones dans ce document présent.</text:p>
      <text:p text:style-name="P9"/>
      <text:p text:style-name="P6">Evaluer le model</text:p>
      <text:p text:style-name="P7"><text:tab/><text:span text:style-name="T1">Il éxiste plusieurs techniques pour évaluer un model, automatic split, manual split, et le k-fold cross validation qui est le gold standard pour évaluer un model</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0:17:06.555010888</meta:creation-date>
    <dc:date>2018-02-12T14:52:22.648613590</dc:date>
    <meta:editing-duration>PT2H25M9S</meta:editing-duration>
    <meta:editing-cycles>9</meta:editing-cycles>
    <meta:generator>LibreOffice/5.1.6.2$Linux_X86_64 LibreOffice_project/10m0$Build-2</meta:generator>
    <meta:document-statistic meta:table-count="0" meta:image-count="0" meta:object-count="0" meta:page-count="1" meta:paragraph-count="28" meta:word-count="309" meta:character-count="2112" meta:non-whitespace-character-count="1819"/>
  </office:meta>
</office:document-meta>
</file>